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 Sans" svg:font-family="'Open Sans', sans-serif"/>
    <style:font-face style:name="Source Serif Pro" svg:font-family="'Source Serif Pro', serif"/>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d5c4" officeooo:paragraph-rsid="0000d5c4"/>
    </style:style>
    <style:style style:name="P2" style:family="paragraph" style:parent-style-name="Standard">
      <style:text-properties fo:font-variant="normal" fo:text-transform="none" fo:color="#3d464d" style:font-name="Source Serif Pro" fo:font-size="13.5pt" fo:letter-spacing="normal" fo:font-style="normal" fo:font-weight="normal" officeooo:rsid="0000d5c4" officeooo:paragraph-rsid="0000d5c4"/>
    </style:style>
    <style:style style:name="P3" style:family="paragraph" style:parent-style-name="Standard">
      <style:paragraph-properties fo:break-before="page"/>
      <style:text-properties fo:font-variant="normal" fo:text-transform="none" fo:color="#3d464d" style:font-name="Source Serif Pro" fo:font-size="13.5pt" fo:letter-spacing="normal" fo:font-style="normal" fo:font-weight="normal" officeooo:rsid="0000d5c4" officeooo:paragraph-rsid="0000d5c4"/>
    </style:style>
    <style:style style:name="P4" style:family="paragraph" style:parent-style-name="Text_20_body">
      <style:text-properties fo:font-variant="normal" fo:text-transform="none" fo:color="#3d464d" style:font-name="Source Serif Pro" fo:font-size="13.5pt" fo:letter-spacing="normal" fo:font-style="normal" fo:font-weight="normal" officeooo:rsid="0000d5c4" officeooo:paragraph-rsid="0000d5c4"/>
    </style:style>
    <style:style style:name="P5" style:family="paragraph" style:parent-style-name="Text_20_body">
      <style:text-properties fo:font-variant="normal" fo:text-transform="none" fo:color="#3d464d" style:font-name="Source Serif Pro" fo:font-size="13.5pt" fo:letter-spacing="normal" fo:font-style="normal" fo:font-weight="normal" officeooo:rsid="0000d5c4" officeooo:paragraph-rsid="0000d5c4" style:font-size-asian="21pt" style:font-size-complex="21pt"/>
    </style:style>
    <style:style style:name="P6" style:family="paragraph" style:parent-style-name="Text_20_body">
      <style:text-properties fo:font-variant="normal" fo:text-transform="none" fo:color="#3d464d" style:font-name="Source Serif Pro" fo:font-size="13.5pt" fo:letter-spacing="normal" fo:font-style="normal" fo:font-weight="bold" officeooo:rsid="0000d5c4" officeooo:paragraph-rsid="0000d5c4" style:font-weight-asian="bold" style:font-weight-complex="bold"/>
    </style:style>
    <style:style style:name="P7" style:family="paragraph" style:parent-style-name="Text_20_body">
      <style:text-properties fo:font-variant="normal" fo:text-transform="none" fo:color="#3d464d" style:font-name="Open Sans" fo:font-size="21pt" fo:letter-spacing="normal" fo:font-style="normal" officeooo:rsid="0000d5c4" officeooo:paragraph-rsid="0000d5c4" style:font-size-asian="21pt" style:font-size-complex="21pt"/>
    </style:style>
    <style:style style:name="P8" style:family="paragraph" style:parent-style-name="Text_20_body">
      <style:text-properties fo:font-variant="normal" fo:text-transform="none" fo:color="#3d464d" style:font-name="Open Sans" fo:font-size="21pt" fo:letter-spacing="normal" fo:font-style="normal" fo:font-weight="normal" officeooo:rsid="0000d5c4" officeooo:paragraph-rsid="0000d5c4" style:font-size-asian="21pt" style:font-size-complex="21pt"/>
    </style:style>
    <style:style style:name="P9" style:family="paragraph" style:parent-style-name="Text_20_body">
      <style:text-properties fo:font-variant="normal" fo:text-transform="none" fo:color="#3d464d" style:font-name="Open Sans" fo:font-size="21pt" fo:letter-spacing="normal" fo:font-style="normal" fo:font-weight="bold" officeooo:rsid="0000d5c4" officeooo:paragraph-rsid="0000d5c4" style:font-size-asian="21pt" style:font-size-complex="21pt"/>
    </style:style>
    <style:style style:name="P10" style:family="paragraph" style:parent-style-name="Text_20_body">
      <style:text-properties fo:font-variant="normal" fo:text-transform="none" fo:color="#3d464d" style:font-name="Open Sans" fo:font-size="13.5pt" fo:letter-spacing="normal" fo:font-style="normal" fo:font-weight="normal" officeooo:rsid="0000d5c4" officeooo:paragraph-rsid="0000d5c4"/>
    </style:style>
    <style:style style:name="P1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12"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3d464d" style:font-name="Source Serif Pro" fo:font-size="13.5pt" fo:letter-spacing="normal" fo:font-style="normal" fo:font-weight="normal"/>
    </style:style>
    <style:style style:name="P13"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3d464d" style:font-name="Source Serif Pro" fo:font-size="13.5pt" fo:letter-spacing="normal" fo:font-style="normal" fo:font-weight="bold" style:font-weight-asian="bold" style:font-weight-complex="bold"/>
    </style:style>
    <style:style style:name="P14" style:family="paragraph" style:parent-style-name="Text_20_body">
      <style:paragraph-properties fo:break-before="page"/>
      <style:text-properties fo:font-variant="normal" fo:text-transform="none" fo:color="#3d464d" style:font-name="Open Sans" fo:font-size="13.5pt" fo:letter-spacing="normal" fo:font-style="normal" fo:font-weight="normal" officeooo:rsid="0000d5c4" officeooo:paragraph-rsid="0000d5c4"/>
    </style:style>
    <style:style style:name="P15" style:family="paragraph" style:parent-style-name="Text_20_body">
      <style:paragraph-properties fo:break-before="page"/>
      <style:text-properties fo:font-variant="normal" fo:text-transform="none" fo:color="#3d464d" style:font-name="Source Serif Pro" fo:font-size="13.5pt" fo:letter-spacing="normal" fo:font-style="normal" fo:font-weight="normal" officeooo:rsid="0000d5c4" officeooo:paragraph-rsid="0000d5c4" style:font-size-asian="21pt" style:font-size-complex="21pt"/>
    </style:style>
    <style:style style:name="P16" style:family="paragraph" style:parent-style-name="Heading_20_2">
      <style:text-properties fo:font-variant="normal" fo:text-transform="none" fo:color="#3d464d" style:font-name="Source Serif Pro" fo:font-size="13.5pt" fo:letter-spacing="normal" fo:font-style="normal" fo:font-weight="normal" officeooo:rsid="0000d5c4" officeooo:paragraph-rsid="0000d5c4" style:font-size-asian="21pt" style:font-size-complex="21pt"/>
    </style:style>
    <style:style style:name="P17" style:family="paragraph" style:parent-style-name="Heading_20_2">
      <style:text-properties fo:font-variant="normal" fo:text-transform="none" fo:color="#3d464d" style:font-name="Source Serif Pro" fo:font-size="13.5pt" fo:letter-spacing="normal" fo:font-style="normal" fo:font-weight="normal" officeooo:rsid="0000d5c4" officeooo:paragraph-rsid="0000d5c4"/>
    </style:style>
    <style:style style:name="P18" style:family="paragraph" style:parent-style-name="Heading_20_2">
      <style:paragraph-properties fo:margin-left="0cm" fo:margin-right="0cm" fo:margin-top="0cm" fo:margin-bottom="0cm" loext:contextual-spacing="false" style:line-height-at-least="0.82cm" fo:text-align="start" style:justify-single-word="false" fo:orphans="2" fo:widows="2" fo:text-indent="0cm" style:auto-text-indent="false" fo:padding="0cm" fo:border="none"/>
      <style:text-properties fo:font-variant="normal" fo:text-transform="none" fo:color="#3d464d" style:font-name="Source Serif Pro" fo:font-size="13.5pt" fo:letter-spacing="normal" fo:font-style="normal" fo:font-weight="normal"/>
    </style:style>
    <style:style style:name="P19" style:family="paragraph" style:parent-style-name="Heading_20_1">
      <style:text-properties fo:font-variant="normal" fo:text-transform="none" fo:color="#3d464d" style:font-name="Open Sans" fo:font-size="21pt" fo:letter-spacing="normal" fo:font-style="normal" officeooo:rsid="0000d5c4" officeooo:paragraph-rsid="0000d5c4" style:font-size-asian="21pt" style:font-size-complex="21pt"/>
    </style:style>
    <style:style style:name="P20" style:family="paragraph" style:parent-style-name="Heading_20_1">
      <style:text-properties fo:font-variant="normal" fo:text-transform="none" fo:color="#3d464d" style:font-name="Open Sans" fo:font-size="21pt" fo:letter-spacing="normal" fo:font-style="normal" fo:font-weight="normal" officeooo:rsid="0000d5c4" officeooo:paragraph-rsid="0000d5c4" style:font-size-asian="21pt" style:font-size-complex="21pt"/>
    </style:style>
    <style:style style:name="P21" style:family="paragraph" style:parent-style-name="Heading_20_1">
      <style:paragraph-properties fo:break-before="page"/>
      <style:text-properties fo:font-variant="normal" fo:text-transform="none" fo:color="#3d464d" style:font-name="Open Sans" fo:font-size="21pt" fo:letter-spacing="normal" fo:font-style="normal" officeooo:rsid="0000d5c4" officeooo:paragraph-rsid="0000d5c4" style:font-size-asian="21pt" style:font-size-complex="21pt"/>
    </style:style>
    <style:style style:name="P22" style:family="paragraph" style:parent-style-name="Heading_20_1">
      <style:paragraph-properties fo:break-before="page"/>
      <style:text-properties fo:font-variant="normal" fo:text-transform="none" fo:color="#3d464d" style:font-name="Open Sans" fo:font-size="21pt" fo:letter-spacing="normal" fo:font-style="normal" fo:font-weight="normal" officeooo:rsid="0000d5c4" officeooo:paragraph-rsid="0000d5c4" style:font-size-asian="21pt" style:font-size-complex="21pt"/>
    </style:style>
    <style:style style:name="T1" style:family="text">
      <style:text-properties fo:font-size="10.5pt" fo:font-weight="bold" loext:padding="0cm" loext:border="none"/>
    </style:style>
    <style:style style:name="T2" style:family="text">
      <style:text-properties fo:font-weight="bold" loext:padding="0cm" loext:border="none"/>
    </style:style>
    <style:style style:name="T3" style:family="text">
      <style:text-properties loext:padding="0cm" loext:border="none"/>
    </style:style>
    <style:style style:name="T4" style:family="text">
      <style:text-properties fo:font-size="13.5pt" fo:font-weight="bold" loext:padding="0cm" loext:border="none"/>
    </style:style>
    <style:style style:name="T5" style:family="text">
      <style:text-properties style:font-name="Source Serif Pro" fo:background-color="#f0f3f5" loext:char-shading-value="0" loext:padding="0cm" loext:border="none"/>
    </style:style>
    <style:style style:name="T6" style:family="text">
      <style:text-properties fo:font-variant="normal" fo:text-transform="none" fo:color="#3d464d" style:font-name="Source Serif Pro" fo:font-size="13.5pt" fo:letter-spacing="normal" fo:font-style="normal" fo:font-weight="normal"/>
    </style:style>
    <style:style style:name="T7" style:family="text">
      <style:text-properties fo:font-variant="normal" fo:text-transform="none" fo:color="#3d464d" style:font-name="Source Serif Pro" fo:font-size="13.5pt" fo:letter-spacing="normal" fo:font-style="normal" fo:font-weight="normal" fo:background-color="#f0f3f5" loext:char-shading-value="0"/>
    </style:style>
    <style:style style:name="T8" style:family="text">
      <style:text-properties officeooo:rsid="00047905" loext:padding="0cm" loext: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text:span text:style-name="T2">01 - Além dos padrões de projeto</text:span></text:h>
      <text:p text:style-name="P1"/>
      <text:p text:style-name="P4">Parabéns! Você chegou ao final do curso de padrões de projeto. A pergunta agora é: acabou? Não há mais o que estudar?</text:p>
      <text:p text:style-name="P12">Pelo contrário, ainda existem muitas coisas a serem estudadas! O primeiro, e talvez mais importante ponto desse curso, é entender o bom uso de orientação a objetos, que todos os padrões de projeto fazem tanto uso.</text:p>
      <text:p text:style-name="P12">Você deve ter reparado, ao longo do curso, que todos os padrões de projeto tentam desacoplar seu código, além de criar classes coesas, com poucas responsabilidades. Para isso, todos eles fazem uso de abstrações, sejam elas implementadas através de interfaces ou classes abstratas, e separam o tempo todo as diversas responsabilidades em pequenas classes. Observe como os padrões resolveram problemas complexos do mundo procedural de maneira clara e simples. Veja as ideias por trás dele, e adapte-os para o seu problema. Lembre-se que no final, o que importa é código de qualidade.</text:p>
      <text:p text:style-name="P12">Existem ainda muitos outros padrões de projeto espalhados por aí. Padrões que visam ajudar na solução dos mais diversos tipos de problemas. Como sempre, ao ver um padrão, entenda a motivação do padrão; a razão dele existir. Não vá direto para a implementação. Um padrão é mais do que uma implementação, mas sim um conceito, uma ideia de como resolver um problema.</text:p>
      <text:p text:style-name="P12">Esperamos que essa ideia tenha ficado clara ao longo do curso. Refaça os exercícios, leia novamente as definições dos padrões que você estudou em livros ou internet, e reforce seus conceitos.</text:p>
      <text:p text:style-name="P12">Mas no final, lembre-se: o que importa é código de qualidade. Se você implementou uma solução que faz uso de boa orientação a objetos, mas não sabe qual padrão usou, não tem problema; o seu código e os outros desenvolvedores agradecem mesmo assim!</text:p>
      <text:p text:style-name="P1"/>
      <text:p text:style-name="P1"/>
      <text:h text:style-name="P21" text:outline-level="1"><text:span text:style-name="T2">02 - Qual é o padrão para o problema dos Vários Filtros?</text:span></text:h>
      <text:p text:style-name="P7"><text:span text:style-name="T2"/></text:p>
      <text:h text:style-name="P16" text:outline-level="2"><text:span text:style-name="T2">Imagine que estamos implementando uma sequência de filtros. Esses filtros precisam eliminar diversas faturas de uma lista, de acordo com algumas regras de negócio: faturas menores que 2000 devem ser eliminadas, faturas maiores do que 8000 devem ser eliminadas, faturas entre 3000 e 4500 que foram emitidas no estado de São Paulo devem ser eliminadas, e assim por diante.</text:span></text:h>
      <text:h text:style-name="P18" text:outline-level="2">Uma implementação procedural produziria uma sequência de ifs enorme para verificar todas essas condições.</text:h>
      <text:h text:style-name="P18" text:outline-level="2">Dentre os padrões de projeto aqui aprendidos, qual se encaixa melhor para esse problema?</text:h>
      <text:p text:style-name="P7"><text:span text:style-name="T2"/></text:p>
      <text:p text:style-name="P5"><text:span text:style-name="T2">O Decorator se encaixaria bem nesse problema. Poderíamos fazer com que cada filtro seja um "Decorator", e vamos decorando a lista com todos os filtros existentes. Cada filtro teria sua própria classe, simples e fácil de ser compreendida e mantida.</text:span></text:p>
      <text:p text:style-name="P12">O Chain of Responsibility poderia ser uma alternativa também. Mas idealmente, em um "chain", assim que encontra-se um nó da corrente que atende aquele problema, os outros não são executados. Uma comum implementação do padrão são filtros, iguais os usados em aplicações web Java e etc, e neles os filtros se combinam e muitos podem ser executados ao mesmo tempo.</text:p>
      <text:p text:style-name="P12">Ambas as respostas caem bem.</text:p>
      <text:p text:style-name="P12">Os outros padrões não fazem sentido para o problema dado. State serve para gerenciar estados de um objeto; builder para criar objetos complexos, e strategy para possibilitar a flexibilização de um algoritmo, trocando partes do mesmo.</text:p>
      <text:p text:style-name="P7"><text:span text:style-name="T2"/></text:p>
      <text:h text:style-name="P21" text:outline-level="1"><text:span text:style-name="T2">03 - Qual é o padrão para o problema da Notificação de Sistemas Externos?</text:span></text:h>
      <text:p text:style-name="P7"><text:span text:style-name="T2"/></text:p>
      <text:h text:style-name="P17" text:outline-level="2">Imagina que você precise avisar 3 sistemas externos (auditoria, financeiro, e agências), assim que uma conta bancária receber um depósito.</text:h>
      <text:h text:style-name="P18" text:outline-level="2">Em uma implementação procedural, todas essas atividades seriam invocadas logo após a operação de depósito, fazendo com que essa classe perca coesão, e fique complicada de ser entendida e mantida.</text:h>
      <text:h text:style-name="P18" text:outline-level="2">Dentre os padrões de projeto aqui aprendidos, qual se encaixa melhor para esse problema</text:h>
      <text:p text:style-name="P1"/>
      <text:p text:style-name="P2">O Observer se encaixaria muito bem. Ele permite que você notifique e execute ações após algum acontecimento no seu sistema. E faz isso de tal forma que o acoplamento entre classes continue baixo, e flexível para adicionar novas ações quando necessári</text:p>
      <text:p text:style-name="P2"/>
      <text:p text:style-name="P3"/>
      <text:h text:style-name="P20" text:outline-level="1"><text:span text:style-name="T2">04 - Qual é o padrão para o problema dos Algoritmos Similares</text:span></text:h>
      <text:p text:style-name="P10"><text:span text:style-name="T2"/></text:p>
      <text:h text:style-name="P17" text:outline-level="2"><text:span text:style-name="T2">Imagine que temos uma série de algoritmos matemáticos a serem implementados. Todos eles são bem parecidos, possuem a mesma estrutura. As variações são mínimas, por exemplo, um deles deve iterar até o fim da lista, enquanto o outro deve iterar até a metade dela.</text:span></text:h>
      <text:h text:style-name="P18" text:outline-level="2">Uma implementação procedural possuíria uma alta repetição de código, já que os algoritmos são muito parecidos.</text:h>
      <text:h text:style-name="P18" text:outline-level="2">Dentre os padrões de projeto aqui aprendidos, qual se encaixa melhor para esse problema?</text:h>
      <text:p text:style-name="P4"><text:span text:style-name="T2">O Template Method cairia como uma luva, já que ele possibilita que o desenvolvedor escreva a "estrutura" do algoritmo apenas uma vez, e a reutilize nas implementações específicas de cada um dos algoritmos.</text:span></text:p>
      <text:p text:style-name="P12">Isso faz com o que o código fique mais simples, possibilita que mudanças na estrutura desses algoritmos sejam facilmente modificadas, e que novos algoritmos sejam criados de forma simples.</text:p>
      <text:p text:style-name="P10"><text:span text:style-name="T2"/></text:p>
      <text:p text:style-name="P14"><text:span text:style-name="T2"/></text:p>
      <text:h text:style-name="P20" text:outline-level="1"><text:span text:style-name="T2">05 - Qual é o padrão para o problema do Contrato?</text:span></text:h>
      <text:p text:style-name="P8"><text:span text:style-name="T2"/></text:p>
      <text:h text:style-name="P16" text:outline-level="2"><text:span text:style-name="T2">Um Contrato pode sofrer tipos de alterações, descontos, ajustes enquanto está EM ANDAMENTO. O mesmo pode acontecer quando ele está FALTANDO ASSINATURA DO CLIENTE. Mas, após ASSINADO, o contrato não pode mais sofrer alterações.</text:span></text:h>
      <text:h text:style-name="P18" text:outline-level="2">Um código procedural muito provavelmente conteria um conjunto enorme de ifs, um para cada possível estado do Contrato e ação a ser executada, tornando o código desnecessariamente complexo e difícil de ser mantido.</text:h>
      <text:h text:style-name="P18" text:outline-level="2">Dentre os padrões de projeto aqui aprendidos, qual se encaixa melhor para esse problema?</text:h>
      <text:p text:style-name="P8"><text:span text:style-name="T2"/></text:p>
      <text:p text:style-name="P5"><text:span text:style-name="T2">O State facilitaria o trabalho do desenvolvedor, já que ele possibilitaria que as ações de cada estado fiquem centralizadas em classes específicas, evitando a possível bagunça de um código procedural cheio de ifs.</text:span></text:p>
      <text:p text:style-name="P12">Além disso, criar novos estados para esse contrato também se</text:p>
      <text:p text:style-name="P8"><text:span text:style-name="T2"/></text:p>
      <text:p text:style-name="P8"><text:span text:style-name="T2"/></text:p>
      <text:h text:style-name="P22" text:outline-level="1"><text:span text:style-name="T2">06 - Padrões de Projeto</text:span></text:h>
      <text:p text:style-name="P8"><text:span text:style-name="T2"/></text:p>
      <text:p text:style-name="P5"><text:span text:style-name="T2">Quais os benefícios que padrões de projeto trazem a um sistema OO?</text:span></text:p>
      <text:p text:style-name="P5"><text:span text:style-name="T3">Padrões de projeto são alternativas para que o desenvolvedor consiga escrever código com responsabilidades mais bem definidas, com um baixo acoplamento, e que evolua de maneira natural. Características essas que não são encontrados em sistemas procedurais, que tipicamente apresentam código complexo, cheio de </text:span><text:span text:style-name="Source_20_Text"><text:span text:style-name="T5">ifs</text:span></text:span><text:span text:style-name="T3">, e que fazem muita coisa, tornando a manutenção custosa.</text:span></text:p>
      <text:p text:style-name="P11"><text:span text:style-name="T6">Códigos que fazem bom uso de OO evoluem geralmente não pela adição de mais um </text:span><text:span text:style-name="Source_20_Text"><text:span text:style-name="T7">if</text:span></text:span><text:span text:style-name="T6">, mas sim pela criação de mais uma estratégia, mais um observador, mais um estado, e assim por diante.</text:span></text:p>
      <text:p text:style-name="P12">Padrões de projeto no fim apenas fazem bom uso da orientação a objetos, e seus conceitos e mecânismos, como encapsulamento, abstrações, interfaces, polimorfismo, e etc.</text:p>
      <text:p text:style-name="P5"><text:span text:style-name="T2"/></text:p>
      <text:p text:style-name="P15"><text:span text:style-name="T2"/></text:p>
      <text:p text:style-name="P9"><text:span text:style-name="T8">07 - </text:span><text:span text:style-name="T3">O que voce pensa sobre Padroes de Projeto?</text:span></text:p>
      <text:p text:style-name="P8"><text:span text:style-name="T2"/></text:p>
      <text:p text:style-name="P6">Muitos desenvolvedores tentam forçar ao máximo o uso de padrões nos códigos. O que você pensa sobre isso? Usar padrões 100% do tempo é o ideal? Quais são as vantagens e desvantagens?</text:p>
      <text:p text:style-name="P13">Escreva três parágrafos sobre o assunto resumindo a importância de conhecer padrões. Se possuir um blog poste no mesmo e compartilhe o link conosco, caso contrário, poste aqui. Escrever e explicar para outros nos força a repensar nossa posição em relação a um assunto e, consequentemente, a entendê-lo melhor.</text:p>
      <text:p text:style-name="P13">Compartilhe conosco, e com seus amigos, a conclusão que tem sobre o assunto.</text:p>
      <text:p text:style-name="P4">Não. Padrões de projeto trazem grande flexibilidade ao seu código, mas isso tem um preço: complexidade. Naturalmente um código que faz uso de padrões de projeto é, do ponto de vista de implementação, mais complexo do que um código que não os utiliza. Afinal, como tudo está desacoplado, o desenvolvedor precisa entender melhor a solução para entender o que o código faz como um todo.</text:p>
      <text:p text:style-name="P12">Um bom desenvolvedor sabe fazer essa avaliação e entender quais os ganhos e perdas da utilização de um padrão. Em um problema simples de resolver, talvez o uso de um padrão de projeto não faça sentido; o código vai apenas ficar mais complicado. Agora, em problemas que são por natureza complexos, ou que demandam flexibilidade, pois mudam o tempo todo, talvez a utilização de um padrão de projeto traga benefícios, já que todos os padrões sempre agregam flexibilidade ao código gerado.</text:p>
      <text:p text:style-name="P12">Nunca se esqueça: a sua experiência é fundamental! Padrões de projeto são mais uma ferramenta. Eles devem ser um meio para se chegar à solução final, e não o "fim", ou seja, o seu objetivo princip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Open Sans" svg:font-family="'Open Sans', sans-serif"/>
    <style:font-face style:name="Source Serif Pro" svg:font-family="'Source Serif Pro', serif"/>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8T11:54:51.079843950</meta:creation-date>
    <dc:date>2019-03-18T12:00:51.048802097</dc:date>
    <meta:editing-duration>PT5M57S</meta:editing-duration>
    <meta:editing-cycles>5</meta:editing-cycles>
    <meta:generator>LibreOffice/5.1.6.2$Linux_X86_64 LibreOffice_project/10m0$Build-2</meta:generator>
    <meta:document-statistic meta:table-count="0" meta:image-count="0" meta:object-count="0" meta:page-count="7" meta:paragraph-count="44" meta:word-count="1350" meta:character-count="8227" meta:non-whitespace-character-count="6921"/>
  </office:meta>
</office:document-meta>
</file>